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it<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it<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it<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Security <text:span text:style-name="T206">O</text:span>ptions and <text:span text:style-name="T206">W</text:span>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text:span text:style-name="T202">O</text:span>ptions and <text:span text:style-name="T202">W</text:span>arnings<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Enable macro recording (<text:span text:style-name="T195">may be </text:span>limited)</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Default <text:span text:style-name="T202">F</text:span>ile <text:span text:style-name="T202">F</text:span>ormat and ODF <text:span text:style-name="T202">S</text:span>ettings</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it<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